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5" style:family="paragraph" style:parent-style-name="Standard" style:list-style-name="L1">
      <style:text-properties officeooo:rsid="000d4cd9" officeooo:paragraph-rsid="000d4cd9"/>
    </style:style>
    <style:style style:name="P6" style:family="paragraph" style:parent-style-name="Standard">
      <style:text-properties officeooo:rsid="000d4cd9" officeooo:paragraph-rsid="000d4cd9"/>
    </style:style>
    <style:style style:name="P7" style:family="paragraph" style:parent-style-name="Standard">
      <style:text-properties officeooo:rsid="0017555e" officeooo:paragraph-rsid="0017555e"/>
    </style:style>
    <style:style style:name="P8" style:family="paragraph" style:parent-style-name="Standard">
      <style:text-properties officeooo:rsid="0018e6ac" officeooo:paragraph-rsid="0018e6ac"/>
    </style:style>
    <style:style style:name="P9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10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d4c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5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<text:span text:style-name="T2">Supporting documentation</text:span>: <text:span text:style-name="T2">practical assignment</text:span></text:p>
      <text:p text:style-name="P2"/>
      <text:p text:style-name="P2">This document is part of the practical assignment program it shortly describes <text:span text:style-name="T2">the working of the different programmed pipelines to segment images'</text:span></text:p>
      <text:p text:style-name="P2"/>
      <text:p text:style-name="P2">The program we have developed is a terminal only program. It is programmed in C++ and compiled with a C++11 compiler. <text:span text:style-name="T2">It's originally developed in Linux and later on compiled for Windows.</text:span></text:p>
      <text:p text:style-name="P2">The program can be started by executing <text:span text:style-name="T2">INFOIBV</text:span> from a command prompt in Windows. <text:span text:style-name="T2">There are six different pipelines programmed each according to a different image.</text:span></text:p>
      <text:p text:style-name="P7">Because we miss understood the assignment we made different pipelines for different images instead of just one pipeline which can be used to detect the same object in different images.</text:p>
      <text:p text:style-name="P7">Therefor we discussed this issue and were granted to make a bit longer explanation to describe each of the pipelines.</text:p>
      <text:p text:style-name="P7">In order to fulfill the assignment we have chose the xray pipeline as our most mature pipeline and we will describe this pipeline a bit more extensive than the others.</text:p>
      <text:p text:style-name="P7"/>
      <text:p text:style-name="P8">All the descriptions below are also shortly stated in the 'images.h' file.</text:p>
      <text:h text:style-name="Heading_20_2" text:outline-level="2">xray</text:h>
      <text:h text:style-name="Heading_20_2" text:outline-level="2">balloons</text:h>
      <text:h text:style-name="Heading_20_2" text:outline-level="2">cheese</text:h>
      <text:h text:style-name="Heading_20_2" text:outline-level="2">balls</text:h>
      <text:h text:style-name="Heading_20_2" text:outline-level="2">boltsnuts</text:h>
      <text:h text:style-name="Heading_20_2" text:outline-level="2">road</text:h>
      <text:p text:style-name="P4"/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2:21:57.025246913</dc:date>
    <meta:editing-duration>PT35M6S</meta:editing-duration>
    <meta:editing-cycles>9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17" meta:word-count="191" meta:character-count="1192" meta:non-whitespace-character-count="1017"/>
  </office:meta>
</office:document-meta>
</file>